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6347in" style:use-optimal-column-width="false"/>
    </style:style>
    <style:style style:name="TableColumn3" style:family="table-column">
      <style:table-column-properties style:column-width="1.8875in" style:use-optimal-column-width="false"/>
    </style:style>
    <style:style style:name="TableColumn4" style:family="table-column">
      <style:table-column-properties style:column-width="1.943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Column6" style:family="table-column">
      <style:table-column-properties style:column-width="0.6166in" style:use-optimal-column-width="false"/>
    </style:style>
    <style:style style:name="TableColumn7" style:family="table-column">
      <style:table-column-properties style:column-width="0.4048in" style:use-optimal-column-width="false"/>
    </style:style>
    <style:style style:name="TableColumn8" style:family="table-column">
      <style:table-column-properties style:column-width="0.4055in" style:use-optimal-column-width="false"/>
    </style:style>
    <style:style style:name="Table1" style:family="table" style:master-page-name="MP0">
      <style:table-properties style:width="7.7375in" fo:margin-left="-0.6298in" table:align="left"/>
    </style:style>
    <style:style style:name="TableRow9" style:family="table-row">
      <style:table-row-properties style:min-row-height="0.0979in"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break-before="page" fo:margin-bottom="0in" fo:line-height="100%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min-row-height="0.0979in"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ableCell2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min-row-height="0.1159in"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color="#00B050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color="#00B050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color="#00B050"/>
    </style:style>
    <style:style style:name="TableCell40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min-row-height="0.0486in" style:use-optimal-row-height="false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fo:color="#00B050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color="#00B050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fo:color="#00B050"/>
    </style:style>
    <style:style style:name="TableCell53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min-row-height="0.1215in"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color="#00B050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  <style:text-properties fo:color="#00B050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fo:color="#00B050"/>
    </style:style>
    <style:style style:name="TableCell66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215in"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  <style:text-properties fo:color="#00B050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fo:color="#00B050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color="#00B050"/>
    </style:style>
    <style:style style:name="TableCell79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Row83" style:family="table-row">
      <style:table-row-properties style:min-row-height="0.1215in" style:use-optimal-row-height="false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color="#00B050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fo:color="#00B050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fo:color="#00B050"/>
    </style:style>
    <style:style style:name="TableCell9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 style:min-row-height="0.3243in"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color="#00B050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fo:color="#00B050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color="#00B050"/>
    </style:style>
    <style:style style:name="TableCell105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min-row-height="0.2972in" style:use-optimal-row-height="false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color="#00B050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  <style:text-properties fo:color="#00B050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 fo:line-height="100%"/>
      <style:text-properties fo:color="#00B050"/>
    </style:style>
    <style:style style:name="TableCell118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Row122" style:family="table-row">
      <style:table-row-properties style:min-row-height="0.2916in"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  <style:text-properties fo:color="#00B050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 fo:line-height="100%"/>
      <style:text-properties fo:color="#00B050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  <style:text-properties fo:color="#00B050"/>
    </style:style>
    <style:style style:name="TableCell131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Row135" style:family="table-row">
      <style:table-row-properties style:min-row-height="0.2972in" style:use-optimal-row-height="false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  <style:text-properties fo:color="#00B050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  <style:text-properties fo:color="#00B050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  <style:text-properties fo:color="#00B050"/>
    </style:style>
    <style:style style:name="TableCell144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 style:min-row-height="0.2972in" style:use-optimal-row-height="false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fo:color="#00B050"/>
    </style:style>
    <style:style style:name="TableCell153" style:family="table-cell">
      <style:table-cell-properties fo:border="0.0069in solid #00000A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  <style:text-properties fo:color="#00B050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  <style:text-properties fo:color="#00B050"/>
    </style:style>
    <style:style style:name="TableCell15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min-row-height="0.2125in" style:use-optimal-row-height="false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fo:color="#00B050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  <style:text-properties fo:color="#00B050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  <style:text-properties fo:color="#00B050"/>
    </style:style>
    <style:style style:name="TableCell170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Row174" style:family="table-row">
      <style:table-row-properties style:min-row-height="0.2972in" style:use-optimal-row-height="false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  <style:text-properties fo:color="#00B050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 fo:margin-bottom="0in" fo:line-height="100%"/>
      <style:text-properties fo:color="#00B050"/>
    </style:style>
    <style:style style:name="TableCell181" style:family="table-cell">
      <style:table-cell-properties fo:border="0.0069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 fo:margin-bottom="0in" fo:line-height="100%"/>
      <style:text-properties fo:color="#00B050"/>
    </style:style>
    <style:style style:name="TableCell183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Row187" style:family="table-row">
      <style:table-row-properties style:min-row-height="0.2972in" style:use-optimal-row-height="false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  <style:text-properties fo:color="#00B050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  <style:text-properties fo:color="#00B050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fo:color="#00B050"/>
    </style:style>
    <style:style style:name="TableCell196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Row200" style:family="table-row">
      <style:table-row-properties style:min-row-height="0.2972in" style:use-optimal-row-height="false"/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fo:color="#00B050"/>
    </style:style>
    <style:style style:name="TableCell205" style:family="table-cell">
      <style:table-cell-properties fo:border="0.0069in solid #00000A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  <style:text-properties fo:color="#00B050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  <style:text-properties fo:color="#00B050"/>
    </style:style>
    <style:style style:name="TableCell209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ableRow213" style:family="table-row">
      <style:table-row-properties style:min-row-height="0.2972in" style:use-optimal-row-height="false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  <style:text-properties fo:color="#00B050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fo:color="#00B050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fo:color="#00B050"/>
    </style:style>
    <style:style style:name="TableCell22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="0.0069in solid #00000A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Row226" style:family="table-row">
      <style:table-row-properties style:min-row-height="0.2972in" style:use-optimal-row-height="false"/>
    </style:style>
    <style:style style:name="TableCell22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  <style:text-properties fo:color="#00B050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margin-bottom="0in" fo:line-height="100%"/>
      <style:text-properties fo:color="#00B050"/>
    </style:style>
    <style:style style:name="TableCell2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  <style:text-properties fo:color="#00B050"/>
    </style:style>
    <style:style style:name="TableCell235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Row239" style:family="table-row">
      <style:table-row-properties style:min-row-height="0.2972in" style:use-optimal-row-height="false"/>
    </style:style>
    <style:style style:name="TableCell24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 fo:margin-bottom="0in" fo:line-height="100%"/>
      <style:text-properties fo:color="#00B050"/>
    </style:style>
    <style:style style:name="TableCell2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  <style:text-properties fo:color="#00B050"/>
    </style:style>
    <style:style style:name="TableCell24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  <style:text-properties fo:color="#00B050"/>
    </style:style>
    <style:style style:name="TableCell248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Cell25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Row252" style:family="table-row">
      <style:table-row-properties style:min-row-height="0.2972in" style:use-optimal-row-height="false"/>
    </style:style>
    <style:style style:name="TableCell253" style:family="table-cell">
      <style:table-cell-properties fo:border="0.0069in solid #00000A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A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  <style:text-properties fo:color="#00B050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fo:color="#00B050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margin-bottom="0in" fo:line-height="100%"/>
      <style:text-properties fo:color="#00B050"/>
    </style:style>
    <style:style style:name="TableCell261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</style:style>
    <style:style style:name="TableCell263" style:family="table-cell">
      <style:table-cell-properties fo:border="0.0069in solid #00000A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</style:style>
    <style:style style:name="TableRow265" style:family="table-row">
      <style:table-row-properties style:min-row-height="0.2972in" style:use-optimal-row-height="false"/>
    </style:style>
    <style:style style:name="TableCell266" style:family="table-cell">
      <style:table-cell-properties fo:border="0.0069in solid #00000A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</style:style>
    <style:style style:name="TableCell268" style:family="table-cell">
      <style:table-cell-properties fo:border="0.0069in solid #00000A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  <style:text-properties fo:color="#00B050"/>
    </style:style>
    <style:style style:name="TableCell270" style:family="table-cell">
      <style:table-cell-properties fo:border="0.0069in solid #00000A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 fo:margin-bottom="0in" fo:line-height="100%"/>
      <style:text-properties fo:color="#00B050"/>
    </style:style>
    <style:style style:name="TableCell272" style:family="table-cell">
      <style:table-cell-properties fo:border="0.0069in solid #00000A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  <style:text-properties fo:color="#00B050"/>
    </style:style>
    <style:style style:name="TableCell274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="0.0069in solid #00000A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Row278" style:family="table-row">
      <style:table-row-properties style:min-row-height="0.2972in" style:use-optimal-row-height="false"/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A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bottom="0in" fo:line-height="100%"/>
      <style:text-properties fo:color="#00B050"/>
    </style:style>
    <style:style style:name="TableCell283" style:family="table-cell">
      <style:table-cell-properties fo:border="0.0069in solid #00000A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 fo:margin-bottom="0in" fo:line-height="100%"/>
      <style:text-properties fo:color="#00B050"/>
    </style:style>
    <style:style style:name="TableCell285" style:family="table-cell">
      <style:table-cell-properties fo:border="0.0069in solid #00000A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  <style:text-properties fo:color="#00B050"/>
    </style:style>
    <style:style style:name="TableCell28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ableCell289" style:family="table-cell">
      <style:table-cell-properties fo:border="0.0069in solid #00000A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ableRow291" style:family="table-row">
      <style:table-row-properties style:min-row-height="0.2972in" style:use-optimal-row-height="false"/>
    </style:style>
    <style:style style:name="TableCell292" style:family="table-cell">
      <style:table-cell-properties fo:border="0.0069in solid #00000A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A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  <style:text-properties fo:color="#00B050"/>
    </style:style>
    <style:style style:name="TableCell296" style:family="table-cell">
      <style:table-cell-properties fo:border="0.0069in solid #00000A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 fo:margin-bottom="0in" fo:line-height="100%"/>
      <style:text-properties fo:color="#00B050"/>
    </style:style>
    <style:style style:name="TableCell298" style:family="table-cell">
      <style:table-cell-properties fo:border="0.0069in solid #00000A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 fo:margin-bottom="0in" fo:line-height="100%"/>
      <style:text-properties fo:color="#00B050"/>
    </style:style>
    <style:style style:name="TableCell300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ableCell302" style:family="table-cell">
      <style:table-cell-properties fo:border="0.0069in solid #00000A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ableRow304" style:family="table-row">
      <style:table-row-properties style:min-row-height="0.2138in" style:use-optimal-row-height="false"/>
    </style:style>
    <style:style style:name="TableCell305" style:family="table-cell">
      <style:table-cell-properties fo:border="0.0069in solid #00000A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="0.0069in solid #00000A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  <style:text-properties fo:color="#00B050"/>
    </style:style>
    <style:style style:name="TableCell309" style:family="table-cell">
      <style:table-cell-properties fo:border="0.0069in solid #00000A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  <style:text-properties fo:color="#00B050"/>
    </style:style>
    <style:style style:name="TableCell311" style:family="table-cell">
      <style:table-cell-properties fo:border="0.0069in solid #00000A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  <style:text-properties fo:color="#00B050"/>
    </style:style>
    <style:style style:name="TableCell313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Cell315" style:family="table-cell">
      <style:table-cell-properties fo:border="0.0069in solid #00000A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min-row-height="0.2138in" style:use-optimal-row-height="false"/>
    </style:style>
    <style:style style:name="TableCell31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ableCell32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 fo:margin-bottom="0in" fo:line-height="100%"/>
      <style:text-properties fo:color="#00B050"/>
    </style:style>
    <style:style style:name="TableCell32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  <style:text-properties fo:color="#00B050"/>
    </style:style>
    <style:style style:name="TableCell32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fo:color="#00B050"/>
    </style:style>
    <style:style style:name="TableCell326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Row330" style:family="table-row">
      <style:table-row-properties style:min-row-height="0.2138in" style:use-optimal-row-height="false"/>
    </style:style>
    <style:style style:name="TableCell33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TableCell3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  <style:text-properties fo:color="#00B050"/>
    </style:style>
    <style:style style:name="TableCell33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margin-bottom="0in" fo:line-height="100%"/>
      <style:text-properties fo:color="#00B050"/>
    </style:style>
    <style:style style:name="TableCell33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  <style:text-properties fo:color="#00B050"/>
    </style:style>
    <style:style style:name="TableCell339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Cell34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Row343" style:family="table-row">
      <style:table-row-properties style:min-row-height="0.2138in" style:use-optimal-row-height="false"/>
    </style:style>
    <style:style style:name="TableCell3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</style:style>
    <style:style style:name="TableCell34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 fo:margin-bottom="0in" fo:line-height="100%"/>
      <style:text-properties fo:color="#00B050"/>
    </style:style>
    <style:style style:name="TableCell34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  <style:text-properties fo:color="#00B050"/>
    </style:style>
    <style:style style:name="TableCell35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fo:color="#00B050"/>
    </style:style>
    <style:style style:name="TableCell352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ableRow356" style:family="table-row">
      <style:table-row-properties style:min-row-height="0.2138in" style:use-optimal-row-height="false"/>
    </style:style>
    <style:style style:name="TableCell35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</style:style>
    <style:style style:name="TableCell3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  <style:text-properties fo:color="#00B050"/>
    </style:style>
    <style:style style:name="TableCell36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 fo:margin-bottom="0in" fo:line-height="100%"/>
      <style:text-properties fo:color="#00B050"/>
    </style:style>
    <style:style style:name="TableCell36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  <style:text-properties fo:color="#00B050"/>
    </style:style>
    <style:style style:name="TableCell365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</style:style>
    <style:style style:name="TableCell36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</style:style>
    <style:style style:name="TableRow369" style:family="table-row">
      <style:table-row-properties style:min-row-height="0.2138in" style:use-optimal-row-height="false"/>
    </style:style>
    <style:style style:name="TableCell37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  <style:text-properties fo:color="#00B050"/>
    </style:style>
    <style:style style:name="TableCell37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 fo:margin-bottom="0in" fo:line-height="100%"/>
      <style:text-properties fo:color="#00B050"/>
    </style:style>
    <style:style style:name="TableCell37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  <style:text-properties fo:color="#00B050"/>
    </style:style>
    <style:style style:name="TableCell378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</style:style>
    <style:style style:name="TableCell3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Libellé rubriques</text:p>
          </table:table-cell>
          <table:table-cell table:style-name="TableCell12" table:number-columns-spanned="3">
            <text:p text:style-name="P13">Documents</text:p>
          </table:table-cell>
          <table:covered-table-cell/>
          <table:covered-table-cell/>
          <table:table-cell table:style-name="TableCell14">
            <text:p text:style-name="P15"/>
          </table:table-cell>
          <table:table-cell table:style-name="TableCell16" table:number-columns-spanned="2">
            <text:p text:style-name="P17">Catégorie</text:p>
          </table:table-cell>
          <table:covered-table-cell/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HEC - GALAUP</text:p>
          </table:table-cell>
          <table:table-cell table:style-name="TableCell23">
            <text:p text:style-name="P24">HEC - Convocation</text:p>
          </table:table-cell>
          <table:table-cell table:style-name="TableCell25" table:number-columns-spanned="2">
            <text:p text:style-name="P26">HEC - Résultats</text:p>
          </table:table-cell>
          <table:covered-table-cell/>
          <table:table-cell table:style-name="TableCell27">
            <text:p text:style-name="P28">PI</text:p>
          </table:table-cell>
          <table:table-cell table:style-name="TableCell29">
            <text:p text:style-name="P30">DI</text:p>
          </table:table-cell>
        </table:table-row>
        <table:table-row table:style-name="TableRow31">
          <table:table-cell table:style-name="TableCell32">
            <text:p text:style-name="P33">NomCandidat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>X</text:p>
          </table:table-cell>
          <table:table-cell table:style-name="TableCell38" table:number-columns-spanned="2">
            <text:p text:style-name="P39">X</text:p>
          </table:table-cell>
          <table:covered-table-cell/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PrénomCandidat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>X</text:p>
          </table:table-cell>
          <table:table-cell table:style-name="TableCell51" table:number-columns-spanned="2">
            <text:p text:style-name="P52">X</text:p>
          </table:table-cell>
          <table:covered-table-cell/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dresseCandidat</text:p>
          </table:table-cell>
          <table:table-cell table:style-name="TableCell60">
            <text:p text:style-name="P61">X</text:p>
          </table:table-cell>
          <table:table-cell table:style-name="TableCell62">
            <text:p text:style-name="P63">X</text:p>
          </table:table-cell>
          <table:table-cell table:style-name="TableCell64" table:number-columns-spanned="2">
            <text:p text:style-name="P65">X</text:p>
          </table:table-cell>
          <table:covered-table-cell/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CodePostalCandidat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>X</text:p>
          </table:table-cell>
          <table:table-cell table:style-name="TableCell77" table:number-columns-spanned="2">
            <text:p text:style-name="P78">X</text:p>
          </table:table-cell>
          <table:covered-table-cell/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VilleCandidat</text:p>
          </table:table-cell>
          <table:table-cell table:style-name="TableCell86">
            <text:p text:style-name="P87">X</text:p>
          </table:table-cell>
          <table:table-cell table:style-name="TableCell88">
            <text:p text:style-name="P89">X</text:p>
          </table:table-cell>
          <table:table-cell table:style-name="TableCell90" table:number-columns-spanned="2">
            <text:p text:style-name="P91">X</text:p>
          </table:table-cell>
          <table:covered-table-cell/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Option (d'enseignement)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>X</text:p>
          </table:table-cell>
          <table:table-cell table:style-name="TableCell103" table:number-columns-spanned="2">
            <text:p text:style-name="P104"/>
          </table:table-cell>
          <table:covered-table-cell/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Nombre d’année préparatoires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/>
          </table:table-cell>
          <table:table-cell table:style-name="TableCell116" table:number-columns-spanned="2">
            <text:p text:style-name="P117"/>
          </table:table-cell>
          <table:covered-table-cell/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Langue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>X</text:p>
          </table:table-cell>
          <table:table-cell table:style-name="TableCell129" table:number-columns-spanned="2">
            <text:p text:style-name="P130">X</text:p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Centre d’Exam choisi</text:p>
          </table:table-cell>
          <table:table-cell table:style-name="TableCell138">
            <text:p text:style-name="P139">X</text:p>
          </table:table-cell>
          <table:table-cell table:style-name="TableCell140">
            <text:p text:style-name="P141">X</text:p>
          </table:table-cell>
          <table:table-cell table:style-name="TableCell142" table:number-columns-spanned="2">
            <text:p text:style-name="P143"/>
          </table:table-cell>
          <table:covered-table-cell/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N° Session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>X</text:p>
          </table:table-cell>
          <table:table-cell table:style-name="TableCell155" table:number-columns-spanned="2">
            <text:p text:style-name="P156"/>
          </table:table-cell>
          <table:covered-table-cell/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Date Session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X</text:p>
          </table:table-cell>
          <table:table-cell table:style-name="TableCell168" table:number-columns-spanned="2">
            <text:p text:style-name="P169"/>
          </table:table-cell>
          <table:covered-table-cell/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Adresse de l'Expéditeur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X</text:p>
          </table:table-cell>
          <table:table-cell table:style-name="TableCell181" table:number-columns-spanned="2">
            <text:p text:style-name="P182">X</text:p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Date d’Envoi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X</text:p>
          </table:table-cell>
          <table:table-cell table:style-name="TableCell194" table:number-columns-spanned="2">
            <text:p text:style-name="P195">X</text:p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VILLE<text:bookmark-start text:name="_GoBack"/><text:bookmark-end text:name="_GoBack"/><text:s/>du Centre d’Exam</text:p>
          </table:table-cell>
          <table:table-cell table:style-name="TableCell203">
            <text:p text:style-name="P204">X</text:p>
          </table:table-cell>
          <table:table-cell table:style-name="TableCell205">
            <text:p text:style-name="P206">X</text:p>
          </table:table-cell>
          <table:table-cell table:style-name="TableCell207" table:number-columns-spanned="2">
            <text:p text:style-name="P208"/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Épreuve du concours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X</text:p>
          </table:table-cell>
          <table:table-cell table:style-name="TableCell220" table:number-columns-spanned="2">
            <text:p text:style-name="P221">X</text:p>
          </table:table-cell>
          <table:covered-table-cell/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Date<text:s/>du concours début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X</text:p>
          </table:table-cell>
          <table:table-cell table:style-name="TableCell233" table:number-columns-spanned="2">
            <text:p text:style-name="P234"/>
          </table:table-cell>
          <table:covered-table-cell/>
          <table:table-cell table:style-name="TableCell235">
            <text:p text:style-name="P236"/>
          </table:table-cell>
          <table:table-cell table:style-name="TableCell237">
            <text:p text:style-name="P238">D1</text:p>
          </table:table-cell>
        </table:table-row>
        <table:table-row table:style-name="TableRow239">
          <table:table-cell table:style-name="TableCell240">
            <text:p text:style-name="P241">Date du concours fin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X</text:p>
          </table:table-cell>
          <table:table-cell table:style-name="TableCell246" table:number-columns-spanned="2">
            <text:p text:style-name="P247"/>
          </table:table-cell>
          <table:covered-table-cell/>
          <table:table-cell table:style-name="TableCell248">
            <text:p text:style-name="P249"/>
          </table:table-cell>
          <table:table-cell table:style-name="TableCell250">
            <text:p text:style-name="P251">D2</text:p>
          </table:table-cell>
        </table:table-row>
        <table:table-row table:style-name="TableRow252">
          <table:table-cell table:style-name="TableCell253">
            <text:p text:style-name="P254">HEURE Épreuve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X</text:p>
          </table:table-cell>
          <table:table-cell table:style-name="TableCell259" table:number-columns-spanned="2">
            <text:p text:style-name="P260"/>
          </table:table-cell>
          <table:covered-table-cell/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Classement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 table:number-columns-spanned="2">
            <text:p text:style-name="P273">X</text:p>
          </table:table-cell>
          <table:covered-table-cell/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Note Épreuve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 table:number-columns-spanned="2">
            <text:p text:style-name="P286">X</text:p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Délai de confirmation d'Inscription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 table:number-columns-spanned="2">
            <text:p text:style-name="P299">X</text:p>
          </table:table-cell>
          <table:covered-table-cell/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Université du Centre d'examen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X</text:p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Adresse du Centre d'Examen</text:p>
          </table:table-cell>
          <table:table-cell table:style-name="TableCell320">
            <text:p text:style-name="P321"/>
          </table:table-cell>
          <table:table-cell table:style-name="TableCell322">
            <text:p text:style-name="P323">X</text:p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Arrondissement du Centre d'Examen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X</text:p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Transport Centre d'Examen</text:p>
          </table:table-cell>
          <table:table-cell table:style-name="TableCell346">
            <text:p text:style-name="P347"/>
          </table:table-cell>
          <table:table-cell table:style-name="TableCell348">
            <text:p text:style-name="P349">X</text:p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Avis de réussite du Concours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 table:number-columns-spanned="2">
            <text:p text:style-name="P364">X</text:p>
          </table:table-cell>
          <table:covered-table-cell/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Civilité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X</text:p>
          </table:table-cell>
          <table:table-cell table:style-name="TableCell376" table:number-columns-spanned="2">
            <text:p text:style-name="P377">X</text:p>
          </table:table-cell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nane EMBOUAZZA</meta:initial-creator>
    <dc:creator>Samuel Turpin</dc:creator>
    <meta:creation-date>2025-01-16T09:18:00Z</meta:creation-date>
    <dc:date>2025-01-22T14:21:00Z</dc:date>
    <meta:template xlink:href="Normal.dotm" xlink:type="simple"/>
    <meta:editing-cycles>9</meta:editing-cycles>
    <meta:editing-duration>PT3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0" meta:character-count="846" meta:row-count="5" meta:non-whitespace-character-count="717"/>
  </office:meta>
</office:document-meta>
</file>